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719a" officeooo:paragraph-rsid="001f7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15:14.247863220</meta:creation-date>
    <dc:date>2019-08-05T14:15:24.127297365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